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0d7152" officeooo:paragraph-rsid="000d7152"/>
    </style:style>
    <style:style style:name="P3" style:family="paragraph" style:parent-style-name="Text_20_body">
      <style:paragraph-properties fo:text-align="justify" style:justify-single-word="false"/>
      <style:text-properties officeooo:rsid="00107280" officeooo:paragraph-rsid="00107280"/>
    </style:style>
    <style:style style:name="P4" style:family="paragraph" style:parent-style-name="Text_20_body">
      <style:paragraph-properties fo:text-align="justify" style:justify-single-word="false"/>
      <style:text-properties officeooo:paragraph-rsid="0014a383"/>
    </style:style>
    <style:style style:name="P5" style:family="paragraph" style:parent-style-name="Text_20_body">
      <style:paragraph-properties fo:text-align="justify" style:justify-single-word="false"/>
      <style:text-properties officeooo:rsid="0014a383" officeooo:paragraph-rsid="0014a383"/>
    </style:style>
    <style:style style:name="P6" style:family="paragraph" style:parent-style-name="Text_20_body">
      <style:paragraph-properties fo:text-align="justify" style:justify-single-word="false"/>
      <style:text-properties officeooo:rsid="00201966" officeooo:paragraph-rsid="00201966"/>
    </style:style>
    <style:style style:name="P7" style:family="paragraph" style:parent-style-name="Text_20_body">
      <style:paragraph-properties fo:text-align="justify" style:justify-single-word="false"/>
      <style:text-properties officeooo:rsid="00233b0d" officeooo:paragraph-rsid="00233b0d"/>
    </style:style>
    <style:style style:name="P8" style:family="paragraph" style:parent-style-name="Text_20_body">
      <style:paragraph-properties fo:text-align="justify" style:justify-single-word="false"/>
      <style:text-properties officeooo:rsid="0023b712" officeooo:paragraph-rsid="0023b712"/>
    </style:style>
    <style:style style:name="P9" style:family="paragraph" style:parent-style-name="Text_20_body">
      <style:paragraph-properties fo:text-align="justify" style:justify-single-word="false"/>
      <style:text-properties officeooo:paragraph-rsid="00256270"/>
    </style:style>
    <style:style style:name="P10" style:family="paragraph" style:parent-style-name="Text_20_body">
      <style:paragraph-properties fo:text-align="justify" style:justify-single-word="false"/>
      <style:text-properties officeooo:rsid="0028e21e" officeooo:paragraph-rsid="0028e21e"/>
    </style:style>
    <style:style style:name="T1" style:family="text">
      <style:text-properties officeooo:rsid="0028f606"/>
    </style:style>
    <style:style style:name="T2" style:family="text">
      <style:text-properties officeooo:rsid="0028f50b"/>
    </style:style>
    <style:style style:name="T3" style:family="text">
      <style:text-properties officeooo:rsid="0021cd5f"/>
    </style:style>
    <style:style style:name="T4" style:family="text">
      <style:text-properties officeooo:rsid="00195b4b"/>
    </style:style>
    <style:style style:name="T5" style:family="text">
      <style:text-properties officeooo:rsid="0022ccd4"/>
    </style:style>
    <style:style style:name="T6" style:family="text">
      <style:text-properties officeooo:rsid="00119b81"/>
    </style:style>
    <style:style style:name="T7" style:family="text">
      <style:text-properties officeooo:rsid="000e8fe5"/>
    </style:style>
    <style:style style:name="T8" style:family="text">
      <style:text-properties officeooo:rsid="002a9535"/>
    </style:style>
    <style:style style:name="T9" style:family="text">
      <style:text-properties officeooo:rsid="00141d6a"/>
    </style:style>
    <style:style style:name="T10" style:family="text">
      <style:text-properties officeooo:rsid="001ad82a"/>
    </style:style>
    <style:style style:name="T11" style:family="text">
      <style:text-properties officeooo:rsid="001c9a3f"/>
    </style:style>
    <style:style style:name="T12" style:family="text">
      <style:text-properties officeooo:rsid="00107280"/>
    </style:style>
    <style:style style:name="T13" style:family="text">
      <style:text-properties officeooo:rsid="001cb449"/>
    </style:style>
    <style:style style:name="T14" style:family="text">
      <style:text-properties officeooo:rsid="00197c7b"/>
    </style:style>
    <style:style style:name="T15" style:family="text">
      <style:text-properties officeooo:rsid="0016e2d9"/>
    </style:style>
    <style:style style:name="T16" style:family="text">
      <style:text-properties officeooo:rsid="0014a383"/>
    </style:style>
    <style:style style:name="T17" style:family="text">
      <style:text-properties officeooo:rsid="00162600"/>
    </style:style>
    <style:style style:name="T18" style:family="text">
      <style:text-properties officeooo:rsid="00171746"/>
    </style:style>
    <style:style style:name="T19" style:family="text">
      <style:text-properties officeooo:rsid="0017f6e7"/>
    </style:style>
    <style:style style:name="T20" style:family="text">
      <style:text-properties officeooo:rsid="0023b712"/>
    </style:style>
    <style:style style:name="T21" style:family="text">
      <style:text-properties officeooo:rsid="00256270"/>
    </style:style>
    <style:style style:name="T22" style:family="text">
      <style:text-properties officeooo:rsid="00269c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lgia: "Du Lisa, du hattest ja gesagt, dass du heute noch einkaufen musst. Wie weit brauchst du beim Tragen Hilfe?" </text:p>
      <text:p text:style-name="P1">Lisa: "Nein es geht alleine.“</text:p>
      <text:p text:style-name="P1">Gelgia: "OK, dann bleib ich zuhause und putz das Bad. Andere Sache, ich würde heute gerne wieder einmal mit dir kochen. Passt das für dich?" </text:p>
      <text:p text:style-name="P1">Das löst bei Lisa ein paar schöne Erinnerungen aus wie sie das letzt<text:span text:style-name="T1">e</text:span> mal beide der anderen die Arbeit abnehmen wollten und dann recht viel gelacht hatten, als es zum Unglück gekommen ist und der Topf herunter gefallen ist. </text:p>
      <text:p text:style-name="P1">Lisa antwortet mit einem Schmunzler: "Natürlich. Passt es aber wenn ich dann heute serviere?" </text:p>
      <text:p text:style-name="P1">Gelgia: "Wenn du mit dem Maid-Outfit servierst, ja." </text:p>
      <text:p text:style-name="P1">"Passt, dann zieh ich es dann an. Ich bin dann mal weg, bis nachher." </text:p>
      <text:p text:style-name="P1">"Bis nachher." </text:p>
      <text:p text:style-name="P1">Als Gelgia putzt, schaut sich Lisa nach den <text:span text:style-name="T1">Artikeln</text:span> um, da der Supermarkt umgeräumt hatte. </text:p>
      <text:p text:style-name="P1">Als nach einer dreiviertel Stunde Lisa wieder zuhause ankommt, bekommt sie einen Anruf von dem Vorgesetztem der zwei Frauen. </text:p>
      <text:p text:style-name="P1">Sie hebt noch im Auto ab. </text:p>
      <text:p text:style-name="P1">"Ja Heer Müller?" </text:p>
      <text:p text:style-name="P1">Als deren Vorgesetzter ihr alles erklärt hatte, ist sie verwirrt. Es wurde im Hochsicherheitsgoldlager Vault 9 von der GRBB (Gold Reserve Bank Britain) eingebrochen und ca. 75% des Goldes geraubt. </text:p>
      <text:p text:style-name="P1">"Ach du verdammte Scheiße. Ich sag es sofort Frau Meir und wir kommen dann zum Flughafen." </text:p>
      <text:p text:style-name="P1">Lisa holt noch die Sachen aus dem Kof<text:span text:style-name="T2">f</text:span>er<text:span text:style-name="T2">r</text:span>aum welche in den Kühlschrank gehören, räumt diese ein und ruft dann nach ihrer Freundin. </text:p>
      <text:p text:style-name="P1">Als diese zu ihr in die Küche kommt, erklärt Lisa die Situation. </text:p>
      <text:p text:style-name="P1">"Du willst mich jetzt verarschen oder? Das ist doch praktisch unmöglich, dass dort eingebrochen wurde und alle tot sind." </text:p>
      <text:p text:style-name="P1">"Anscheinend nicht." </text:p>
      <text:p text:style-name="P1">Die zwei Frauen fahren dann sofort zum Flughafen. </text:p>
      <text:p text:style-name="P1">Während die zwei im Auto sitzen, ärgert sich Gelgia <text:span text:style-name="T3">nach ein paar Minuten </text:span>darüber, dass die zwei nicht genug Zeit hatten, ihre Spielsachen für das Schlafzimmer mitzunehmen, sondern nur ein paar Sachen fürs Wechseln und die nötigsten Hygieneartikel. </text:p>
      <text:p text:style-name="P1">"Hoffentlich gibt es dort ein Geschäft, wo wir ein paar Spielsachen für uns kaufen können." </text:p>
      <text:p text:style-name="P1">"Hoff ich auch, aber wenn nicht, müssen wir improvisieren, so wie wir es am Anfang wo wir mit <text:span text:style-name="T4">dem Spielen im Schlafzimmer</text:span> angefangen haben und es erkundigt hatten." </text:p>
      <text:p text:style-name="P1">Bei den Erinnerungen zu den Anfängen der Beziehung muss Gelgia lächeln.</text:p>
      <text:p text:style-name="P1">„Ja das waren noch Zeiten.“</text:p>
      <text:p text:style-name="P1"><text:soft-page-break/>„<text:span text:style-name="T3">Ich find es eigentlich </text:span><text:span text:style-name="T5">weit blöder</text:span><text:span text:style-name="T3">, dass wir heute nicht gemeinsam kochen können</text:span></text:p>
      <text:p text:style-name="P1">Die zwei Frauen parken am Parkplatz, legen eine Karte in die Windschutzscheibe, die sagt, dass sie zu Interpol gehören, und gehen dann in den Flughafen zur Sicherheitskontrolle.</text:p>
      <text:p text:style-name="P1">Bei dieser angekommen, gehen sie durch die Kontrolle, bei welcher sie deren Interpolausweise vorzeigen. Das Paar wird dann von einem Mitarbeiter zum Terminal geführt, welcher abgespe<text:span text:style-name="T2">r</text:span>rt ist und von ein paar Interpolkollegen empfangen werden.</text:p>
      <text:p text:style-name="P1">Als sie beim Herrn Müller angekommen sind, sagt dieser ihnen, dass sie noch Unterstützung von zwei Kollegen bekommen, und von der Englischen Kriminalpolizei noch 5 andere anwesend sein werden.</text:p>
      <text:p text:style-name="P1">Gelgia: „Wissen wir schon genaueres?“</text:p>
      <text:p text:style-name="P1">„Das besprechen wir dann im Flieger.“</text:p>
      <text:p text:style-name="P1">„OK.“</text:p>
      <text:p text:style-name="P1">Nach 5min kommen noch Herr Keller und Herr Frei zu denen, worauf die 5 zu einem Privatjet gehen.</text:p>
      <text:p text:style-name="P2">Als alle im Flieger sitzen, fängt Herr Müller an alles genauer zu erklären: „Wir <text:span text:style-name="T6">vermuten</text:span>, dass die <text:span text:style-name="T7">damals anwesenden </text:span>Wachen und IT-Mitarbeiter über das interne Wassersystem, welchen hermetisch von der Außenwelt abgeriegelt ist, <text:span text:style-name="T6">vergiftet wurden, da es keine Kampfspuren vorhanden sind </text:span><text:span text:style-name="T8">und bei einer ersten Spektralanalyse Verunreinigungen erkannt wurden</text:span>. <text:span text:style-name="T7">Max ist der einzig </text:span><text:span text:style-name="T9">Ü</text:span><text:span text:style-name="T7">berlebende und hatte sich bei der </text:span><text:span text:style-name="T10">Befragung</text:span><text:span text:style-name="T7"> verdächtig verhalten, weshalb er sich bei er von den Engländern jetzt überwacht wird. Es wurden drei von vier Stockwerke ausgeraubt, welche insgesamt </text:span><text:span text:style-name="T11">rund</text:span><text:span text:style-name="T7"> 75% des anwesenden Goldes ausgemacht hatte. Das Gold gehörte verschiedenen Staaten und verschiedenen Unternehmen. Es wurden </text:span><text:span text:style-name="T12">noch keine physischen </text:span><text:span text:style-name="T8">oder digitalen </text:span><text:span text:style-name="T12">Beweise gefunden, aber wir sind beim Gift uns nicht sicher </text:span><text:span text:style-name="T13">welches es ist</text:span><text:span text:style-name="T12">, aber das betrifft euch </text:span><text:span text:style-name="T8">jetzt </text:span><text:span text:style-name="T14">jedoch</text:span><text:span text:style-name="T12"> nicht.“</text:span></text:p>
      <text:p text:style-name="P3">Lisa: „Warum werden wir von <text:span text:style-name="T15">Bern</text:span> eingeflogen? Haben wir in England nicht auch einen Sitz?“</text:p>
      <text:p text:style-name="P3">Herr Müller: „Die sind mit anderen Fällen überladen und unser Standort ist der, mit den fähigsten IT-Spezialisten.“</text:p>
      <text:p text:style-name="P3">Lisa: „<text:span text:style-name="T4">Oh verstehe</text:span>.“</text:p>
      <text:p text:style-name="P3">Gelgia: „Mit welchem Hash-Algorytmus überprüfen die Engländer die Integrität des Festplattenclons?“</text:p>
      <text:p text:style-name="P3">Herr Müller: „Sha<text:span text:style-name="T9">256</text:span> und Sha<text:span text:style-name="T9">512</text:span>.“</text:p>
      <text:p text:style-name="P4">Herr Keller <text:span text:style-name="T16">erkundigt sich nach dem fortschritt der Sicherungen der Festplatten.</text:span></text:p>
      <text:p text:style-name="P5">Als Antwort <text:span text:style-name="T17">bekommt er: „</text:span><text:span text:style-name="T18">L</text:span><text:span text:style-name="T17">aut </text:span><text:span text:style-name="T18">m</text:span><text:span text:style-name="T17">einer letzten Information </text:span><text:span text:style-name="T18">sind schon </text:span><text:span text:style-name="T17">10% geklont, und beim Rest </text:span><text:span text:style-name="T18">brauchen die Ermittler der Kriminalpolizei</text:span><text:span text:style-name="T17"> Hilfe. Die </text:span><text:span text:style-name="T18">nötige</text:span><text:span text:style-name="T17"> Hardware ist schon dort.“</text:span></text:p>
      <text:p text:style-name="P6">Herr Frei: „Könnte das Gift nicht auch über das Luftsystem verteilt worden sein?“</text:p>
      <text:p text:style-name="P6">Her Müller: „Die erste <text:span text:style-name="T19">Spektralanalyse </text:span>hatte ergeben, dass die Luft sauber ist und das Wasser verunreinigt wurde, jedoch hat das Goldlager nicht die passenden Geräte um genaueres herauszufinden.“</text:p>
      <text:p text:style-name="P7"><text:soft-page-break/>Als die 5 für ein paar <text:span text:style-name="T20">weitere Minuten in der Luft in Stille verbracht hatten, legt Gelgia Lisa ihre Hand auf die der anderen, eine leise Geste um zu zeigen, dass beide durch diesen Fall kommen. Gemeinsam als Paar.</text:span></text:p>
      <text:p text:style-name="P8">Lisa schaut Gelgia und lächelt mit einem bestätigendem Lächeln.</text:p>
      <text:p text:style-name="P8">Gelgia legt ihren Kopf auf Gelgias Schulter, welche ihren Kopf an den Kopf ihrer Freundin anlehnt.</text:p>
      <text:p text:style-name="P9"><text:span text:style-name="T21">Nach knap</text:span><text:span text:style-name="T2">p</text:span><text:span text:style-name="T21"> unter 1½ Stunden Flug steigen die 5 Personen in </text:span>Birmingham <text:span text:style-name="T21">aus dem Flieger von Interpol. In einer normalen Passagiermaschine h</text:span><text:span text:style-name="T20">ätte dieser Flug </text:span><text:span text:style-name="T22">ungefähr </text:span><text:span text:style-name="T20">1¾ </text:span><text:span text:style-name="T21">Stunden gedauert, </text:span><text:span text:style-name="T22">da sonst der Wind nicht so günstig ist und die Reisegeschwindigkeit auch im Schnitt langsamer ist.</text:span></text:p>
      <text:p text:style-name="P10">Herr Frei: „Wohin müssen wir?“</text:p>
      <text:p text:style-name="P10">Müller: „Draußen wartet ein Kleinbus auf uns, welcher uns zum Lager bringt, welches 20km entfernt ist, und das hier ist die nächste besiedelte Gegend von dem Lag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01:37:41.232399356</meta:creation-date>
    <dc:date>2025-11-04T12:23:17.886256830</dc:date>
    <meta:editing-duration>PT8H17M4S</meta:editing-duration>
    <meta:editing-cycles>31</meta:editing-cycles>
    <meta:generator>LibreOffice/25.8.2.2$Linux_X86_64 LibreOffice_project/580$Build-2</meta:generator>
    <meta:document-statistic meta:table-count="0" meta:image-count="0" meta:object-count="0" meta:page-count="3" meta:paragraph-count="48" meta:word-count="905" meta:character-count="5751" meta:non-whitespace-character-count="4875"/>
  </office:meta>
</office:document-meta>
</file>